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5-01-14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4-01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3-01-18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2-09-14 0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2-01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1-01-2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0-09-21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20-01-08 0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19-09-1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19-05-0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19-01-3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18-09-11 09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18-05-01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18-01-24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6313</text:p>
          </table:table-cell>
          <table:table-cell office:value-type="string" calcext:value-type="string">
            <text:p>2017-10-17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